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loext:contextual-spacing="false" style:writing-mode="page"/>
      <style:text-properties style:font-name="Tahoma" fo:font-weight="bold" officeooo:paragraph-rsid="00199dc1" style:font-weight-asian="bold" style:font-weight-complex="bold"/>
    </style:style>
    <style:style style:name="P2" style:family="paragraph" style:parent-style-name="Standard">
      <style:paragraph-properties fo:margin-top="0cm" fo:margin-bottom="0.4cm" loext:contextual-spacing="false" style:writing-mode="page"/>
      <style:text-properties style:font-name="Tahoma" fo:font-size="15pt" style:text-underline-style="solid" style:text-underline-width="auto" style:text-underline-color="font-color" fo:font-weight="bold" officeooo:paragraph-rsid="00180d6b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2 Java – Arrays bidimensionales</text:p>
      <text:p text:style-name="P1">Todos los ejercicios que se piden a continuación deben contener el programa principal, que a su vez llamará al método que hará lo que se pide en los ejercicios. </text:p>
      <text:p text:style-name="P1">1. Crear una tabla bidimensional de tamaño 5x5 y rellenarla de la siguiente forma: la posición T[n,m] debe contener n+m. Después se debe mostrar su contenido.</text:p>
      <text:p text:style-name="P1">2. Crear y cargar una tabla de tamaño 4x4 y decir si es simétrica o no, es decir, si se obtiene la misma tabla al cambiar filas por columnas.</text:p>
      <text:p text:style-name="P1">3. Crear y cargar dos matrices de tamaño 3x3, sumarlas y mostrar su suma.</text:p>
      <text:p text:style-name="P1">4. Crear una tabla de tamaño 7x7 y rellenarla de forma que los elementos de la diagonal principal sean 1 y el resto 0.</text:p>
      <text:p text:style-name="P1">5. Crear una matriz “marco” de tamaño 8x6: todos sus elementos deben ser 0 salvo los de los bordes que deben ser 1. Mostrar la matriz.</text:p>
      <text:p text:style-name="P1">6. Crear una matriz “marco” cuyo tamaño se pedirá al usuario por teclado. Todos sus elementos deben ser 0 salvo los de los bordes que deben ser 1. Mostrar la matriz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3S</meta:editing-duration>
    <meta:editing-cycles>6</meta:editing-cycles>
    <meta:generator>LibreOffice/5.2.2.2$Windows_X86_64 LibreOffice_project/8f96e87c890bf8fa77463cd4b640a2312823f3ad</meta:generator>
    <dc:date>2018-01-17T18:08:10.538000000</dc:date>
    <meta:document-statistic meta:table-count="0" meta:image-count="0" meta:object-count="0" meta:page-count="1" meta:paragraph-count="8" meta:word-count="184" meta:character-count="991" meta:non-whitespace-character-count="812"/>
    <meta:user-defined meta:name="Info 1"/>
    <meta:user-defined meta:name="Info 2"/>
    <meta:user-defined meta:name="Info 3"/>
    <meta:user-defined meta:name="Info 4"/>
  </office:meta>
</office:document-meta>
</file>